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69d0" officeooo:paragraph-rsid="001369d0"/>
    </style:style>
    <style:style style:name="P2" style:family="paragraph" style:parent-style-name="Standard">
      <style:text-properties style:text-underline-style="none" officeooo:rsid="00146ebc" officeooo:paragraph-rsid="00146ebc"/>
    </style:style>
    <style:style style:name="P3" style:family="paragraph" style:parent-style-name="Standard">
      <style:text-properties style:text-underline-style="none" officeooo:rsid="00161a9a" officeooo:paragraph-rsid="00161a9a"/>
    </style:style>
    <style:style style:name="P4" style:family="paragraph" style:parent-style-name="Standard">
      <style:text-properties style:text-underline-style="none" officeooo:rsid="0017ba31" officeooo:paragraph-rsid="0017ba31"/>
    </style:style>
    <style:style style:name="P5" style:family="paragraph" style:parent-style-name="Standard">
      <style:text-properties style:text-underline-style="none" officeooo:rsid="00192e68" officeooo:paragraph-rsid="00192e68"/>
    </style:style>
    <style:style style:name="P6" style:family="paragraph" style:parent-style-name="Standard">
      <style:text-properties style:text-underline-style="none" officeooo:rsid="0017ba31" officeooo:paragraph-rsid="0017ba31"/>
    </style:style>
    <style:style style:name="P7" style:family="paragraph" style:parent-style-name="Standard">
      <style:text-properties style:text-underline-style="none" officeooo:rsid="00192e68" officeooo:paragraph-rsid="00192e68"/>
    </style:style>
    <style:style style:name="P8" style:family="paragraph" style:parent-style-name="Standard">
      <style:text-properties style:text-underline-style="none" officeooo:rsid="001a63bc" officeooo:paragraph-rsid="001a63bc"/>
    </style:style>
    <style:style style:name="P9" style:family="paragraph" style:parent-style-name="Standard">
      <style:text-properties style:text-underline-style="none" officeooo:rsid="001bd520" officeooo:paragraph-rsid="001bd520"/>
    </style:style>
    <style:style style:name="P10" style:family="paragraph" style:parent-style-name="Standard">
      <style:text-properties style:text-underline-style="none" officeooo:rsid="001d611e" officeooo:paragraph-rsid="001d611e"/>
    </style:style>
    <style:style style:name="P11" style:family="paragraph" style:parent-style-name="Standard">
      <style:text-properties style:text-underline-style="none" officeooo:rsid="001eaf0b" officeooo:paragraph-rsid="001eaf0b"/>
    </style:style>
    <style:style style:name="P12" style:family="paragraph" style:parent-style-name="Standard">
      <style:text-properties style:text-underline-style="none" officeooo:rsid="0021c101" officeooo:paragraph-rsid="0021c101"/>
    </style:style>
    <style:style style:name="P13" style:family="paragraph" style:parent-style-name="Standard">
      <style:text-properties style:text-underline-style="none" officeooo:rsid="0022f768" officeooo:paragraph-rsid="0022f768"/>
    </style:style>
    <style:style style:name="T1" style:family="text">
      <style:text-properties officeooo:rsid="00161a9a"/>
    </style:style>
    <style:style style:name="T2" style:family="text">
      <style:text-properties officeooo:rsid="0017ba31"/>
    </style:style>
    <style:style style:name="T3" style:family="text">
      <style:text-properties officeooo:rsid="00192e68"/>
    </style:style>
    <style:style style:name="T4" style:family="text">
      <style:text-properties officeooo:rsid="001a0766"/>
    </style:style>
    <style:style style:name="T5" style:family="text">
      <style:text-properties style:font-name="Liberation Serif" officeooo:rsid="001a63bc"/>
    </style:style>
    <style:style style:name="T6" style:family="text">
      <style:text-properties style:font-name="Liberation Serif1"/>
    </style:style>
    <style:style style:name="T7" style:family="text">
      <style:text-properties style:font-name="Liberation Serif1" officeooo:rsid="001a63bc"/>
    </style:style>
    <style:style style:name="T8" style:family="text">
      <style:text-properties officeooo:rsid="00209ca5"/>
    </style:style>
    <style:style style:name="T9" style:family="text">
      <style:text-properties officeooo:rsid="0021c1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Research project</text:p>
      <text:p text:style-name="P1"/>
      <text:p text:style-name="P2">Hello.</text:p>
      <text:p text:style-name="P2"/>
      <text:p text:style-name="P2">Let’s say you want <text:span text:style-name="T1">to build a community on the internet, with a set of rules that the community would build as the time goes.</text:span></text:p>
      <text:p text:style-name="P2"/>
      <text:p text:style-name="P3">That could take the form of a discord server, which can sometimes be a bit messy, but instead of having a bunch of people ruling the place, you want the whole community to run it in a more decentralized way.</text:p>
      <text:p text:style-name="P3"/>
      <text:p text:style-name="P3">You could introduce a system of vote, but someone has to have the authority at some point to collect votes, assess the result and enforce the <text:span text:style-name="T2">policy that was introduced.</text:span></text:p>
      <text:p text:style-name="P3"/>
      <text:p text:style-name="P4">If you want to decentralize the whole governance a<text:span text:style-name="T4">s</text:span> well, you need to put in place an algorithm which is going to do the job instead of the centralized authority. The goal of that algorithm is called consensus and there is a whole field of computer science interested in the different types of consensus, the different consensus protocols that one can build and so on.</text:p>
      <text:p text:style-name="P4"/>
      <text:p text:style-name="P4">In this project, I wanted to compare Classical consensus and Nakamoto consensus.</text:p>
      <text:p text:style-name="P4"/>
      <text:p text:style-name="P4">Let’s talk a little <text:span text:style-name="T4">bit</text:span> about the difference<text:span text:style-name="T4">s</text:span> between these two types of consensus first.</text:p>
      <text:p text:style-name="P4"/>
      <text:p text:style-name="P4">Classical consensus is a deterministic protocol which make<text:span text:style-name="T4">s</text:span> sure your system will <text:span text:style-name="T3">reach consensu</text:span><text:span text:style-name="T4">s at some point. Nodes all have a full understanding of the system and work together, often to elect a leader which can direct the processes to all the nodes so that they keep the same record.</text:span></text:p>
      <text:p text:style-name="P4"/>
      <text:p text:style-name="P5">Nakamoto consens<text:span text:style-name="T4">us on the other way is not deterministic but probabilitic. One assumes that consensus might not be reached, with a probability </text:span><text:span text:style-name="T5">ε</text:span><text:span text:style-name="T7">. And thus it allows a whole new range of consensus algorithms.</text:span></text:p>
      <text:p text:style-name="P5"><text:span text:style-name="T7"/></text:p>
      <text:p text:style-name="P8"><text:span text:style-name="T6">Nakamoto consensus is mostly know for being the system bitcoin relies on. But can we build a reliable decentralized state machine using it ? What are the advantages and drawbacks of such an approach ?</text:span></text:p>
      <text:p text:style-name="P8"/>
      <text:p text:style-name="P8">1min 45</text:p>
      <text:p text:style-name="P8"/>
      <text:p text:style-name="P8">To to this, I implemented a basic version of the raft consensus algorithm to represent classical consensus. For Nakamoto consensus, I used the snowball consensus algorithm, which is based on gossip algorithms. Each node holding a version of the record can ask to add a new log to the record. To reach consensus, the first node selects a bunch of nodes in the network and asks them if they disagree with the new log (for example they might disagree if they had a different log at the same number). Otherwise they respond to the initial node that they agree, take the new log and start a query on a different set of nodes themselves. </text:p>
      <text:p text:style-name="P8"/>
      <text:p text:style-name="P9">This algorithm has a few parameters : the number of nodes in the system, how many nodes are queried each round, how many rounds before the node stops initiating queries.</text:p>
      <text:p text:style-name="P9"/>
      <text:p text:style-name="P10">Evaluating the probability of consensus not being reached is challenging, because randomness scales very fast.</text:p>
      <text:p text:style-name="P10"/>
      <text:p text:style-name="P11"><text:soft-page-break/>However, I still managed to get the right values at some point. These are the kind of numbers we are dealing with :</text:p>
      <text:p text:style-name="P11"/>
      <text:p text:style-name="P11">With 5 nodes, k = 3 the number of nodes on node query each round, and beta = 2 the number of round one node goes through before stopping making requests.</text:p>
      <text:p text:style-name="P11">The probability of not reaching consensus is 6.1e-05</text:p>
      <text:p text:style-name="P11"/>
      <text:p text:style-name="P11">With 15 nodes, k = <text:span text:style-name="T8">8, </text:span><text:span text:style-name="T9">that probability falls to 7.0e-10</text:span></text:p>
      <text:p text:style-name="P11"/>
      <text:p text:style-name="P12">With 20 nodes, k=12, the probability is …</text:p>
      <text:p text:style-name="P13">Faire un graphique !</text:p>
      <text:p text:style-name="P8"/>
      <text:p text:style-name="P8"/>
      <text:p text:style-name="P8"/>
      <text:p text:style-name="P8"/>
      <text:p text:style-name="P5"/>
      <text:p text:style-name="P5"/>
      <text:p text:style-name="P4"/>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3:06:50.764728439</meta:creation-date>
    <dc:date>2022-10-29T13:08:03.262084410</dc:date>
    <meta:editing-duration>PT48M30S</meta:editing-duration>
    <meta:editing-cycles>9</meta:editing-cycles>
    <meta:generator>LibreOffice/7.3.6.2$Linux_X86_64 LibreOffice_project/30$Build-2</meta:generator>
    <meta:document-statistic meta:table-count="0" meta:image-count="0" meta:object-count="0" meta:page-count="2" meta:paragraph-count="21" meta:word-count="556" meta:character-count="3115" meta:non-whitespace-character-count="2579"/>
  </office:meta>
</office:document-meta>
</file>